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One Pager Kings - Gamificação da Produção de One Pagers</text:span></text:h>
      <text:p text:style-name="Horizontal_20_Line"/>
      <text:h text:style-name="Heading_20_4" text:outline-level="4"><text:span text:style-name="Strong_20_Emphasis">1. Cabeçalho (Header)</text:span></text:h>
      <text:list text:style-name="L1">
        <text:list-item>
          <text:p text:style-name="P2"><text:span text:style-name="Strong_20_Emphasis">Título Grande:</text:span> "One Pager Kings"</text:p>
        </text:list-item>
        <text:list-item>
          <text:p text:style-name="P2"><text:span text:style-name="Strong_20_Emphasis">Subtítulo:</text:span> Incentive a criação de One Pagers e ganhe prêmios!</text:p>
        </text:list-item>
        <text:list-item>
          <text:p text:style-name="P1"><text:span text:style-name="Strong_20_Emphasis">Botão de Inscrição:</text:span> "Inscreva sua Equipe" (link para um formulário de inscrição)</text:p>
        </text:list-item>
      </text:list>
      <text:p text:style-name="Horizontal_20_Line"/>
      <text:h text:style-name="Heading_20_4" text:outline-level="4"><text:span text:style-name="Strong_20_Emphasis">2. Seção de Introdução</text:span></text:h>
      <text:list text:style-name="L2">
        <text:list-item>
          <text:p text:style-name="P4"><text:span text:style-name="Strong_20_Emphasis">Breve Descrição:</text:span> Uma competição divertida e estratégica para melhorar a produção de One Pagers em seus projetos. Forme uma equipe, produza OPs de qualidade e dispute prêmios!</text:p>
        </text:list-item>
        <text:list-item>
          <text:p text:style-name="P3"><text:span text:style-name="Strong_20_Emphasis">Imagem ou Banner:</text:span> Uma animação ou gráfico chamativo simulando uma maratona, com equipes competindo.</text:p>
        </text:list-item>
      </text:list>
      <text:p text:style-name="Horizontal_20_Line"/>
      <text:h text:style-name="Heading_20_4" text:outline-level="4"><text:span text:style-name="Strong_20_Emphasis">3. Regras Gerais</text:span></text:h>
      <text:list text:style-name="L3">
        <text:list-item>
          <text:p text:style-name="P6"><text:span text:style-name="Strong_20_Emphasis">Título da Seção:</text:span> Regras Gerais</text:p>
        </text:list-item>
        <text:list-item>
          <text:p text:style-name="P6"><text:span text:style-name="Strong_20_Emphasis">Texto:</text:span></text:p>
          <text:list>
            <text:list-item>
              <text:p text:style-name="P6">No máximo <text:span text:style-name="Strong_20_Emphasis">3 pessoas por equipe</text:span></text:p>
            </text:list-item>
            <text:list-item>
              <text:p text:style-name="P6">Cada membro participa de apenas <text:span text:style-name="Strong_20_Emphasis">uma equipe</text:span></text:p>
            </text:list-item>
            <text:list-item>
              <text:p text:style-name="P6">Inscrições feitas via <text:span text:style-name="Strong_20_Emphasis">formulário online</text:span></text:p>
            </text:list-item>
            <text:list-item>
              <text:p text:style-name="P6">Equipes formadas por membros de cada projeto (ex: equipe <text:span text:style-name="Strong_20_Emphasis">HWTP Heineken</text:span>)</text:p>
            </text:list-item>
            <text:list-item>
              <text:p text:style-name="P6">Fechamento de notas e premiações <text:span text:style-name="Strong_20_Emphasis">semestralmente</text:span>, com divulgação nos eventos <text:span text:style-name="Strong_20_Emphasis">GTG</text:span> ou check-ins online</text:p>
            </text:list-item>
            <text:list-item>
              <text:p text:style-name="P5"><text:span text:style-name="Strong_20_Emphasis">Submissões ilimitadas</text:span> de OPs, com pontuação cumulativa para estimular a produção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Tabela de Pontuação e Competições</text:span></text:h>
      <text:list text:style-name="L4">
        <text:list-item>
          <text:p text:style-name="P8"><text:span text:style-name="Strong_20_Emphasis">Título da Seção:</text:span> Tabela de Pontuação</text:p>
        </text:list-item>
        <text:list-item>
          <text:p text:style-name="P8"><text:span text:style-name="Strong_20_Emphasis">Texto:</text:span> Veja como sua equipe está se saindo em tempo real!</text:p>
        </text:list-item>
        <text:list-item>
          <text:p text:style-name="P8"><text:span text:style-name="Strong_20_Emphasis">Animação/Gráfico Dinâmico:</text:span> Um quadro ou gráfico que mostre a pontuação das equipes, talvez com barras de progresso representando a "corrida" ou maratona entre elas.</text:p>
          <text:list>
            <text:list-item>
              <text:p text:style-name="P8">Integração com a plataforma de submissão de OPs (Artefactory) para atualizar automaticamente.</text:p>
            </text:list-item>
          </text:list>
        </text:list-item>
        <text:list-item>
          <text:p text:style-name="P7"><text:span text:style-name="Strong_20_Emphasis">Botão:</text:span> "Ver Tabela Completa"</text:p>
        </text:list-item>
      </text:list>
      <text:p text:style-name="Horizontal_20_Line"/>
      <text:h text:style-name="Heading_20_4" text:outline-level="4"><text:span text:style-name="Strong_20_Emphasis">5. Critérios de Avaliação</text:span></text:h>
      <text:list text:style-name="L5">
        <text:list-item>
          <text:p text:style-name="P10"><text:span text:style-name="Strong_20_Emphasis">Título da Seção:</text:span> Critérios de Avaliação</text:p>
        </text:list-item>
        <text:list-item>
          <text:p text:style-name="P10"><text:span text:style-name="Strong_20_Emphasis">Texto:</text:span></text:p>
          <text:list>
            <text:list-item>
              <text:p text:style-name="P10"><text:span text:style-name="Strong_20_Emphasis">Tradução:</text:span> 1 ponto por cada idioma (português, inglês, espanhol) – até 3 pontos</text:p>
            </text:list-item>
            <text:list-item>
              <text:p text:style-name="P10"><text:soft-page-break/><text:span text:style-name="Strong_20_Emphasis">Padronização de Layout:</text:span> 1 ponto por consistência visual e clareza</text:p>
            </text:list-item>
            <text:list-item>
              <text:p text:style-name="P10"><text:span text:style-name="Strong_20_Emphasis">Design:</text:span> 1 ponto por uso de boas práticas de formatação, alinhamento e ilustrações</text:p>
            </text:list-item>
          </text:list>
        </text:list-item>
        <text:list-item>
          <text:p text:style-name="P9"><text:span text:style-name="Strong_20_Emphasis">Ícones Representativos:</text:span> Pequenos ícones para cada critério, como uma bandeira para idiomas, uma régua para padronização e um pincel para design.</text:p>
        </text:list-item>
      </text:list>
      <text:p text:style-name="Horizontal_20_Line"/>
      <text:h text:style-name="Heading_20_4" text:outline-level="4"><text:span text:style-name="Strong_20_Emphasis">6. Premiação</text:span></text:h>
      <text:list text:style-name="L6">
        <text:list-item>
          <text:p text:style-name="P12"><text:span text:style-name="Strong_20_Emphasis">Título da Seção:</text:span> Premiação</text:p>
        </text:list-item>
        <text:list-item>
          <text:p text:style-name="P12"><text:span text:style-name="Strong_20_Emphasis">Texto:</text:span> As três equipes com maior pontuação receberão <text:span text:style-name="Strong_20_Emphasis">Gift Cards</text:span>! Os valores variam conforme a posição, e cada membro da equipe vencedora escolhe onde usar seu gift card.</text:p>
        </text:list-item>
        <text:list-item>
          <text:p text:style-name="P11"><text:span text:style-name="Strong_20_Emphasis">Imagem de Gift Cards:</text:span> Ícones ou imagens representando os gift cards, com uma breve descrição dos valores (ex.: 1º lugar = $100, 2º lugar = $75, 3º lugar = $50)</text:p>
        </text:list-item>
      </text:list>
      <text:p text:style-name="Horizontal_20_Line"/>
      <text:h text:style-name="Heading_20_4" text:outline-level="4"><text:span text:style-name="Strong_20_Emphasis">7. Como Participar</text:span></text:h>
      <text:list text:style-name="L7">
        <text:list-item>
          <text:p text:style-name="P13"><text:span text:style-name="Strong_20_Emphasis">Título da Seção:</text:span> Como Participar</text:p>
        </text:list-item>
        <text:list-item>
          <text:p text:style-name="P13"><text:span text:style-name="Strong_20_Emphasis">Texto:</text:span></text:p>
          <text:list>
            <text:list-item>
              <text:p text:style-name="P14">Forme sua equipe de até <text:span text:style-name="Strong_20_Emphasis">3 pessoas</text:span></text:p>
            </text:list-item>
            <text:list-item>
              <text:p text:style-name="P14">Inscreva-se via <text:span text:style-name="Strong_20_Emphasis">formulário</text:span></text:p>
            </text:list-item>
            <text:list-item>
              <text:p text:style-name="P14">Comece a criar e <text:span text:style-name="Strong_20_Emphasis">submeter seus One Pagers</text:span> na plataforma Artefactory!</text:p>
            </text:list-item>
            <text:list-item>
              <text:p text:style-name="P14">Acompanhe a pontuação da sua equipe e <text:span text:style-name="Strong_20_Emphasis">divirta-se!</text:span></text:p>
            </text:list-item>
          </text:list>
        </text:list-item>
        <text:list-item>
          <text:p text:style-name="P13"><text:span text:style-name="Strong_20_Emphasis">Botão de Inscrição Grande:</text:span> "Inscreva-se Agora"</text:p>
        </text:list-item>
      </text:list>
      <text:p text:style-name="Horizontal_20_Line"/>
      <text:h text:style-name="Heading_20_4" text:outline-level="4"><text:span text:style-name="Strong_20_Emphasis">8. Rodapé (Footer)</text:span></text:h>
      <text:list text:style-name="L8">
        <text:list-item>
          <text:p text:style-name="P16">Links úteis:</text:p>
          <text:list>
            <text:list-item>
              <text:p text:style-name="P16">"Fale com o suporte" (formulário ou e-mail)</text:p>
            </text:list-item>
            <text:list-item>
              <text:p text:style-name="P16">"Termos e Condições"</text:p>
            </text:list-item>
            <text:list-item>
              <text:p text:style-name="P16">"Política de Privacidade"</text:p>
            </text:list-item>
            <text:list-item>
              <text:p text:style-name="P16">"FAQ"</text:p>
            </text:list-item>
          </text:list>
        </text:list-item>
        <text:list-item>
          <text:p text:style-name="P16">Contatos:</text:p>
          <text:list>
            <text:list-item>
              <text:p text:style-name="P16"><text:span text:style-name="Strong_20_Emphasis">Equipe da Iniciativa:</text:span> E-mail e telefone</text:p>
            </text:list-item>
            <text:list-item>
              <text:p text:style-name="P15"><text:span text:style-name="Strong_20_Emphasis">Suporte Artefactory:</text:span> E-mail para dúvidas técnicas</text:p>
            </text:list-item>
          </text:list>
        </text:list-item>
      </text:list>
      <text:p text:style-name="Horizontal_20_Line"/>
      <text:h text:style-name="Heading_20_3" text:outline-level="3"><text:span text:style-name="Strong_20_Emphasis">Funcionalidades adicionais para a web:</text:span></text:h>
      <text:list text:style-name="L9">
        <text:list-item>
          <text:p text:style-name="P18"><text:span text:style-name="Strong_20_Emphasis">Formulário de inscrição embutido:</text:span> Para facilitar a inscrição das equipes.</text:p>
        </text:list-item>
        <text:list-item>
          <text:p text:style-name="P18"><text:span text:style-name="Strong_20_Emphasis">Tabela de pontuação dinâmica:</text:span> Que atualiza automaticamente conforme os OPs são submetidos, com gráficos mostrando o progresso.</text:p>
        </text:list-item>
        <text:list-item>
          <text:p text:style-name="P18"><text:span text:style-name="Strong_20_Emphasis">Notificações automáticas:</text:span> Via e-mail ou dashboard da página para avisar sobre marcos importantes (ex.: "Sua equipe acabou de subir para o 2º lugar!").</text:p>
        </text:list-item>
        <text:list-item>
          <text:p text:style-name="P18"><text:span text:style-name="Strong_20_Emphasis">Gamificação visual:</text:span> Animações que simulam a competição, como uma maratona virtual.</text:p>
        </text:list-item>
        <text:list-item>
          <text:p text:style-name="P17"><text:soft-page-break/><text:span text:style-name="Strong_20_Emphasis">Sistema de feedback:</text:span> Permitir que os membros vejam comentários sobre seus OPs após a avaliação, mantendo a transparênci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5:17:48.849000000</meta:creation-date>
    <dc:date>2024-09-23T17:49:22.354000000</dc:date>
    <meta:editing-duration>PT2H21M21S</meta:editing-duration>
    <meta:editing-cycles>1</meta:editing-cycles>
    <meta:document-statistic meta:table-count="0" meta:image-count="0" meta:object-count="0" meta:page-count="3" meta:paragraph-count="57" meta:word-count="549" meta:character-count="3315" meta:non-whitespace-character-count="2869"/>
    <meta:generator>LibreOffice/24.2.5.2$Windows_X86_64 LibreOffice_project/bffef4ea93e59bebbeaf7f431bb02b1a39ee8a59</meta:generator>
  </office:meta>
</office:document-meta>
</file>